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HTMLFormatter.highlightTerm( String originalText , TokenGroup token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HTMLFormatter.SimpleHTML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HTMLFormatter.SimpleHTMLFormatter( String preTag , String post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